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c51d0" officeooo:paragraph-rsid="0022a462" style:font-size-asian="10.5pt" style:font-size-complex="12pt"/>
    </style:style>
    <style:style style:name="P2" style:family="paragraph" style:parent-style-name="Standard">
      <style:text-properties fo:language="cs" fo:country="CZ" officeooo:rsid="001c51d0" officeooo:paragraph-rsid="0022a462"/>
    </style:style>
    <style:style style:name="P3" style:family="paragraph" style:parent-style-name="Standard">
      <style:text-properties fo:language="cs" fo:country="CZ" officeooo:rsid="001de9e7" officeooo:paragraph-rsid="0022a462"/>
    </style:style>
    <style:style style:name="P4" style:family="paragraph" style:parent-style-name="Standard">
      <style:text-properties fo:language="cs" fo:country="CZ" fo:font-weight="bold" officeooo:rsid="001de9e7" officeooo:paragraph-rsid="0022a462" style:font-weight-asian="bold" style:font-weight-complex="bold"/>
    </style:style>
    <style:style style:name="P5" style:family="paragraph" style:parent-style-name="Standard">
      <style:text-properties fo:language="cs" fo:country="CZ" fo:font-weight="bold" officeooo:rsid="001c51d0" officeooo:paragraph-rsid="0022a462" style:font-weight-asian="bold" style:font-weight-complex="bold"/>
    </style:style>
    <style:style style:name="P6" style:family="paragraph" style:parent-style-name="Standard">
      <style:text-properties fo:language="cs" fo:country="CZ" fo:font-weight="normal" officeooo:rsid="001de9e7" officeooo:paragraph-rsid="0022a462" style:font-weight-asian="normal" style:font-weight-complex="normal"/>
    </style:style>
    <style:style style:name="P7" style:family="paragraph" style:parent-style-name="Standard">
      <style:text-properties fo:language="cs" fo:country="CZ" officeooo:rsid="0020aee2" officeooo:paragraph-rsid="0022a462"/>
    </style:style>
    <style:style style:name="P8" style:family="paragraph" style:parent-style-name="Standard">
      <style:paragraph-properties fo:text-align="center" style:justify-single-word="false"/>
      <style:text-properties fo:language="cs" fo:country="CZ" officeooo:rsid="001dd0e0" officeooo:paragraph-rsid="001c51d0"/>
    </style:style>
    <style:style style:name="P9" style:family="paragraph" style:parent-style-name="Standard">
      <style:paragraph-properties fo:text-align="center" style:justify-single-word="false"/>
      <style:text-properties fo:font-size="18pt" officeooo:rsid="001c51d0" officeooo:paragraph-rsid="001c51d0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officeooo:rsid="001c51d0" officeooo:paragraph-rsid="0022a462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1f924e" officeooo:paragraph-rsid="0022a462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3pt" fo:language="cs" fo:country="CZ" officeooo:rsid="001dd0e0" officeooo:paragraph-rsid="0022a462" style:font-size-asian="13pt" style:font-size-complex="13pt"/>
    </style:style>
    <style:style style:name="P13" style:family="paragraph" style:parent-style-name="Standard">
      <style:text-properties officeooo:paragraph-rsid="0022a462"/>
    </style:style>
    <style:style style:name="P14" style:family="paragraph" style:parent-style-name="Standard">
      <style:text-properties fo:language="cs" fo:country="CZ" fo:font-weight="normal" officeooo:rsid="0020aee2" officeooo:paragraph-rsid="0022a46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s" fo:country="CZ" fo:font-weight="normal" officeooo:rsid="001de9e7" style:font-weight-asian="normal" style:font-weight-complex="normal"/>
    </style:style>
    <style:style style:name="T3" style:family="text">
      <style:text-properties fo:language="cs" fo:country="CZ" fo:font-weight="bold" officeooo:rsid="001c51d0" style:font-weight-asian="bold" style:font-weight-complex="bold"/>
    </style:style>
    <style:style style:name="T4" style:family="text">
      <style:text-properties fo:language="cs" fo:country="CZ" fo:font-weight="bold" officeooo:rsid="001de9e7" style:font-weight-asian="bold" style:font-weight-complex="bold"/>
    </style:style>
    <style:style style:name="T5" style:family="text">
      <style:text-properties officeooo:rsid="001f924e"/>
    </style:style>
    <style:style style:name="T6" style:family="text">
      <style:text-properties officeooo:rsid="0020aee2"/>
    </style:style>
    <style:style style:name="T7" style:family="text">
      <style:text-properties officeooo:rsid="0023ef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port – task <text:span text:style-name="T6">3</text:span></text:p>
      <text:p text:style-name="P11"/>
      <text:p text:style-name="P1"/>
      <text:p text:style-name="P4">Úvod</text:p>
      <text:p text:style-name="P2">K řešení příkladu byla <text:span text:style-name="T5">využita </text:span>třída Graph, <text:span text:style-name="T5">která byla vytvořena v při minulém úkolu</text:span>. <text:span text:style-name="T6">Kvůli potřebě ohodnocenní hran bylo nutné přejít na nově vytvořenou třídu Connection, nakonec bylo nutné vytvořit i třídu Node, aby bylo možné uchovávat hodnoty ohodnocenní uzlu.</text:span></text:p>
      <text:p text:style-name="P2"/>
      <text:p text:style-name="P5">Grafová struktura</text:p>
      <text:p text:style-name="P13"><text:span text:style-name="T2">Jako grafová struktura byl zvolen seznam uzlů (string) a seznam hran</text:span><text:span text:style-name="T3"> </text:span><text:span text:style-name="T4">(</text:span><text:span text:style-name="T2">seznam hodnot pořadí: počáteční uzel, koncový uzel, hodnota hrany). Neorientované hrany jsou reprezentovány dvěma protisměrnými hranami. Struktura formou seznamů byla zvolena z důvodu předchozích pozitivních zkušeností s tímto přístupem v bakalářské práci.</text:span></text:p>
      <text:p text:style-name="P6"/>
      <text:p text:style-name="P5">Použité algoritmy</text:p>
      <text:p text:style-name="P14">Při řešení úkolu byl použit Dijkstrův algoritmus a pro hledání hamiltonovské cesty, byl zvažován algoritmus zdvojení minimální kostry, který byl nakonec pro problémy při implementaci zavržen. <text:span text:style-name="T7">Místo něj byl použit tzv. Hladový algoritmus. U posledního úkolu považuji za nejvhodnější Floyd-Warshallův algoritmus, jelikož ten dokáže detekovat cykly záporné délky.</text:span></text:p>
      <text:p text:style-name="P6"/>
      <text:p text:style-name="P2"><text:span text:style-name="T1">Zhodnocení</text:span> </text:p>
      <text:p text:style-name="P7">Po pozitivní zkušenosti s IDE PyCharm v práci, jsem jej začal používat i u tohoto projektu a to bylo významnou posilou u tohoto běhu. Bohužel úkoly byly <text:span text:style-name="T7">z mého hlediska</text:span> příliš časově náročné.</text:p>
      <text:p text:style-name="P3"/>
      <text:p text:style-name="P3"/>
      <text:p text:style-name="P12">Jaroslav Otradovec</text:p>
      <text:p text:style-name="P10"/>
      <text:p text:style-name="P9"/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09:02:24.341779413</meta:creation-date>
    <dc:date>2021-05-03T10:50:09.718743975</dc:date>
    <meta:editing-duration>PT27M2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75" meta:character-count="1223" meta:non-whitespace-character-count="1056"/>
  </office:meta>
</office:document-meta>
</file>